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5100000192C3FD29474C5F08C0.png" manifest:media-type="image/png"/>
  <manifest:file-entry manifest:full-path="Pictures/1000020100000351000001925627273E416188A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8.995cm" svg:x="1.001cm" svg:y="1.022cm">
          <draw:image xlink:href="Pictures/1000020100000351000001925627273E416188A6.png" xlink:type="simple" xlink:show="embed" xlink:actuate="onLoad">
            <text:p/>
          </draw:image>
        </draw:frame>
        <draw:frame draw:style-name="gr1" draw:text-style-name="P1" draw:layer="layout" svg:width="18.999cm" svg:height="8.995cm" svg:x="1cm" svg:y="19.669cm">
          <draw:image xlink:href="Pictures/100002010000035100000192C3FD29474C5F08C0.png" xlink:type="simple" xlink:show="embed" xlink:actuate="onLoad">
            <text:p/>
          </draw:image>
        </draw:frame>
        <draw:frame draw:style-name="gr1" draw:text-style-name="P1" draw:layer="layout" svg:width="18.999cm" svg:height="8.995cm" svg:x="1.001cm" svg:y="9.404cm">
          <draw:image xlink:href="Pictures/100002010000035100000192C3FD29474C5F08C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19:06:42.129559339</meta:creation-date>
    <dc:date>2019-03-06T19:07:20.130518861</dc:date>
    <meta:editing-duration>PT38S</meta:editing-duration>
    <meta:editing-cycles>1</meta:editing-cycles>
    <meta:document-statistic meta:object-count="3"/>
    <meta:generator>LibreOffice/5.0.3.2$Linux_X86_64 LibreOffice_project/00m0$Build-2</meta:generator>
  </office:meta>
</office:document-meta>
</file>